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text-line-through-style="solid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fo:border-left="0.0008in solid #000000" fo:border-right="none" fo:border-top="none"/>
    </style:style>
    <style:style style:name="ce28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Price</text:p>
          </table:table-cell>
          <table:table-cell table:style-name="ce12" office:value-type="string">
            <text:p>Pow</text:p>
          </table:table-cell>
          <table:table-cell table:style-name="ce12" office:value-type="string">
            <text:p>Tech</text:p>
          </table:table-cell>
          <table:table-cell table:style-name="ce12" office:value-type="string">
            <text:p>Foes</text:p>
          </table:table-cell>
          <table:table-cell table:style-name="ce12" office:value-type="string">
            <text:p>Crops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SP</text:p>
          </table:table-cell>
          <table:table-cell table:style-name="ce12" office:value-type="string">
            <text:p>SU</text:p>
          </table:table-cell>
          <table:table-cell table:style-name="ce12" office:value-type="string">
            <text:p>AU</text:p>
          </table:table-cell>
          <table:table-cell table:style-name="ce12" office:value-type="string">
            <text:p>WI</text:p>
          </table:table-cell>
          <table:table-cell table:style-name="ce12" office:value-type="string">
            <text:p>Amt</text:p>
          </table:table-cell>
          <table:table-cell table:style-name="ce12" office:value-type="string">
            <text:p>Rot</text:p>
          </table:table-cell>
          <table:table-cell table:style-name="ce12" office:value-type="string">
            <text:p>Atk</text:p>
          </table:table-cell>
          <table:table-cell table:style-name="ce12" office:value-type="string">
            <text:p>Bns</text:p>
          </table:table-cell>
          <table:table-cell table:style-name="ce12" office:value-type="string">
            <text:p>Def</text:p>
          </table:table-cell>
          <table:table-cell table:style-name="ce12" office:value-type="string">
            <text:p>Spd</text:p>
          </table:table-cell>
          <table:table-cell table:style-name="ce12" office:value-type="string">
            <text:p>Bst</text:p>
          </table:table-cell>
          <table:table-cell table:style-name="ce12" office:value-type="string">
            <text:p>Amp</text:p>
          </table:table-cell>
          <table:table-cell table:style-name="ce3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Small Sickle</text:p>
          </table:table-cell>
          <table:table-cell office:value-type="string">
            <text:p>sickle_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0">
            <text:p>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Sickle</text:p>
          </table:table-cell>
          <table:table-cell office:value-type="string">
            <text:p>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">
            <text:p>2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Crop Sickle</text:p>
          </table:table-cell>
          <table:table-cell office:value-type="string">
            <text:p>sickle_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5">
            <text:p>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!spSickle</text:p>
          </table:table-cell>
          <table:table-cell table:style-name="ce9" office:value-type="string">
            <text:p>Spring Sickle</text:p>
          </table:table-cell>
          <table:table-cell table:style-name="ce6" office:value-type="string">
            <text:p>sickle_2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suSickle</text:p>
          </table:table-cell>
          <table:table-cell table:style-name="ce9" office:value-type="string">
            <text:p>Summer Sickle</text:p>
          </table:table-cell>
          <table:table-cell table:style-name="ce6" office:value-type="string">
            <text:p>sickle_3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office:value-type="float" office:value="5">
            <text:p>5</text:p>
          </table:table-cell>
          <table:table-cell table:style-name="ce23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auSickle</text:p>
          </table:table-cell>
          <table:table-cell table:style-name="ce9" office:value-type="string">
            <text:p>Autumn Sickle</text:p>
          </table:table-cell>
          <table:table-cell table:style-name="ce6" office:value-type="string">
            <text:p>sickle_4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/>
          <table:table-cell table:style-name="ce23" office:value-type="float" office:value="5">
            <text:p>5</text:p>
          </table:table-cell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wiSickle</text:p>
          </table:table-cell>
          <table:table-cell table:style-name="ce9" office:value-type="string">
            <text:p>Winter Sickle</text:p>
          </table:table-cell>
          <table:table-cell table:style-name="ce6" office:value-type="string">
            <text:p>sickle_5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table:number-columns-repeated="2"/>
          <table:table-cell table:style-name="ce26" office:value-type="float" office:value="5">
            <text:p>5</text:p>
          </table:table-cell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Double Sickle</text:p>
          </table:table-cell>
          <table:table-cell office:value-type="string">
            <text:p>sickle_6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Heavy Sickle</text:p>
          </table:table-cell>
          <table:table-cell office:value-type="string">
            <text:p>sickle_7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Hoe</text:p>
          </table:table-cell>
          <table:table-cell office:value-type="string">
            <text:p>ho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5">
            <text:p>35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3">
            <text:p>3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Salty Hoe</text:p>
          </table:table-cell>
          <table:table-cell office:value-type="string">
            <text:p>sickle_8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15">
            <text:p>15</text:p>
          </table:table-cell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Sicklerang</text:p>
          </table:table-cell>
          <table:table-cell office:value-type="string">
            <text:p>sickle_9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9" office:value-type="float" office:value="999">
            <text:p>999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Sickle of Light</text:p>
          </table:table-cell>
          <table:table-cell office:value-type="string">
            <text:p>sickle_1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5">
            <text:p>2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10" office:value-type="string">
            <text:p>Food2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7"/>
          <table:table-cell table:style-name="ce20"/>
          <table:table-cell table:style-name="ce22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10"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10"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10"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10"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/>
          <table:table-cell/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Compost</text:p>
          </table:table-cell>
          <table:table-cell table:style-name="ce11" office:value-type="string">
            <text:p>Fortified Compost Bin</text:p>
          </table:table-cell>
          <table:table-cell table:style-name="ce6" office:value-type="string">
            <text:p>compost_3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6">
            <text:p>6</text:p>
          </table:table-cell>
          <table:table-cell table:number-columns-repeated="2" table:style-name="ce6" office:value-type="string">
            <text:p>Yes</text:p>
          </table:table-cell>
          <table:table-cell table:style-name="ce30"/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healthyCompost</text:p>
          </table:table-cell>
          <table:table-cell table:style-name="ce11" office:value-type="string">
            <text:p>Healthy Compost Bin</text:p>
          </table:table-cell>
          <table:table-cell table:style-name="ce6" office:value-type="string">
            <text:p>compost_4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style-name="ce6" table:number-columns-repeated="2"/>
          <table:table-cell table:style-name="ce30" office:value-type="float" office:value="0.1">
            <text:p>0.1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rothCompost</text:p>
          </table:table-cell>
          <table:table-cell table:style-name="ce11" office:value-type="string">
            <text:p>Frothy Compost Bin</text:p>
          </table:table-cell>
          <table:table-cell table:style-name="ce6" office:value-type="string">
            <text:p>compost_5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number-columns-repeated="2" table:style-name="ce6" office:value-type="string">
            <text:p>Yes</text:p>
          </table:table-cell>
          <table:table-cell table:style-name="ce30" office:value-type="float" office:value="0.25">
            <text:p>0.25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10"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10"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8">
            <text:p>8</text:p>
          </table:table-cell>
          <table:table-cell table:style-name="ce5"/>
          <table:table-cell/>
          <table:table-cell table:style-name="ce29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10"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10"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number-columns-repeated="3"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10"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10"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6">
            <text:p>6</text:p>
          </table:table-cell>
          <table:table-cell table:number-columns-repeated="3"/>
          <table:table-cell table:style-name="ce29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10" office:value-type="string">
            <text:p>Food2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10"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15">
            <text:p>0.15</text:p>
          </table:table-cell>
          <table:table-cell/>
          <table:table-cell table:style-name="ce29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Soil</text:p>
          </table:table-cell>
          <table:table-cell table:style-name="ce11" office:value-type="string">
            <text:p>Fortifying Water</text:p>
          </table:table-cell>
          <table:table-cell table:style-name="ce6" office:value-type="string">
            <text:p>can_0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 office:value-type="float" office:value="0.2">
            <text:p>0.2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ampSoil</text:p>
          </table:table-cell>
          <table:table-cell table:style-name="ce11" office:value-type="string">
            <text:p>Amplifying Water</text:p>
          </table:table-cell>
          <table:table-cell table:style-name="ce6" office:value-type="string">
            <text:p>can_1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/>
          <table:table-cell table:style-name="ce30" office:value-type="float" office:value="0.4">
            <text:p>0.4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10" office:value-type="string">
            <text:p>Speedy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3">
            <text:p>0.3</text:p>
          </table:table-cell>
          <table:table-cell/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10"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4">
            <text:p>0.4</text:p>
          </table:table-cell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10"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sturdSpeed</text:p>
          </table:table-cell>
          <table:table-cell table:style-name="ce11" office:value-type="string">
            <text:p>Sturdy Speedy</text:p>
          </table:table-cell>
          <table:table-cell table:style-name="ce6" office:value-type="string">
            <text:p>can_5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 office:value-type="float" office:value="0.35">
            <text:p>0.35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astAmp</text:p>
          </table:table-cell>
          <table:table-cell table:style-name="ce11" office:value-type="string">
            <text:p>Fast Amplifier</text:p>
          </table:table-cell>
          <table:table-cell table:style-name="ce6" office:value-type="string">
            <text:p>can_6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/>
          <table:table-cell table:style-name="ce30" office:value-type="float" office:value="0.5">
            <text:p>0.5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5">
            <text:p>0.5</text:p>
          </table:table-cell>
          <table:table-cell/>
          <table:table-cell table:style-name="ce29"/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65">
            <text:p>0.65</text:p>
          </table:table-cell>
          <table:table-cell table:style-name="ce29"/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2">
            <text:p>2</text:p>
          </table:table-cell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7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9"/>
          <table:table-cell table:style-name="ce10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22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1-25T22:45:08.76</dc:date>
    <dc:creator>Seab Dinch</dc:creator>
    <meta:editing-duration>P1DT8H52M58S</meta:editing-duration>
    <meta:editing-cycles>53</meta:editing-cycles>
    <meta:generator>OpenOffice/4.1.2$Win32 OpenOffice.org_project/412m3$Build-9782</meta:generator>
    <meta:document-statistic meta:table-count="3" meta:cell-count="397" meta:object-count="0"/>
  </office:meta>
</office:document-meta>
</file>